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.494cm" svg:height="19.746cm" svg:x="6.512cm" svg:y="1.039cm">
            <text:p text:style-name="P1"><text:span text:style-name="T1">Turtledove</text:span></text:p>
            <text:p text:style-name="P1"><text:span text:style-name="T2"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extrusion="false" draw:type="rectangle" draw:enhanced-path="M 0 0 L 21600 0 21600 21600 0 21600 0 0 Z N"/>
          </draw:custom-shape>
          <draw:custom-shape draw:style-name="gr2" draw:text-style-name="P2" draw:id="id2" draw:layer="layout" svg:width="3.131cm" svg:height="2.949cm" svg:x="14.459cm" svg:y="16.705cm">
            <text:p text:style-name="P2"><text:span text:style-name="T3">Tools</text:span></text:p>
            <draw:enhanced-geometry svg:viewBox="0 0 21600 21600" draw:glue-points="10800 0 0 10800 10800 19890 21600 10800" draw:text-areas="0 3600 18600 18009" draw:extrusion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" draw:text-style-name="P2" draw:id="id3" draw:layer="layout" svg:width="3.175cm" svg:height="2.949cm" svg:x="8.109cm" svg:y="13.564cm">
            <text:p text:style-name="P2"><text:span text:style-name="T3">Comm.</text:span></text:p>
            <text:p text:style-name="P2"><text:span text:style-name="T3">Bridge</text:span></text:p>
            <draw:enhanced-geometry svg:viewBox="0 0 21600 21600" draw:glue-points="10800 0 0 10800 10800 21600 21600 10800" draw:text-areas="5400 5400 16200 16200" draw:extrusion="false" draw:type="flowchart-decision" draw:enhanced-path="M 0 10800 L 10800 0 21600 10800 10800 21600 0 10800 Z N"/>
          </draw:custom-shape>
          <draw:custom-shape draw:style-name="gr2" draw:text-style-name="P2" draw:id="id1" draw:layer="layout" svg:width="4.762cm" svg:height="2.211cm" svg:x="13.665cm" svg:y="12.089cm">
            <text:p text:style-name="P2"><text:span text:style-name="T3">SML parser</text:span></text:p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onnector draw:style-name="gr3" draw:text-style-name="P1" draw:layer="layout" draw:type="line" svg:x1="16.046cm" svg:y1="14.3cm" svg:x2="16.024cm" svg:y2="16.705cm" draw:start-shape="id1" draw:start-glue-point="6" draw:end-shape="id2" draw:end-glue-point="4" svg:d="m16046 14300-22 2405">
            <text:p/>
          </draw:connector>
          <draw:connector draw:style-name="gr4" draw:text-style-name="P1" draw:layer="layout" svg:x1="14.459cm" svg:y1="18.179cm" svg:x2="9.697cm" svg:y2="16.513cm" draw:start-shape="id2" draw:start-glue-point="5" draw:end-shape="id3" draw:end-glue-point="6" svg:d="m14459 18179h-4762v-1666">
            <text:p/>
          </draw:connector>
          <draw:custom-shape draw:style-name="gr2" draw:text-style-name="P2" draw:id="id4" draw:layer="layout" svg:width="4.762cm" svg:height="2.213cm" svg:x="13.665cm" svg:y="8.901cm">
            <text:p text:style-name="P2"><text:span text:style-name="T3">Source </text:span></text:p>
            <text:p text:style-name="P2"><text:span text:style-name="T3">Management</text:span></text:p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onnector draw:style-name="gr3" draw:text-style-name="P1" draw:layer="layout" svg:x1="16.046cm" svg:y1="11.114cm" svg:x2="16.046cm" svg:y2="12.089cm" draw:start-shape="id4" draw:start-glue-point="6" draw:end-shape="id1" draw:end-glue-point="4" svg:d="m16046 11114v975">
            <text:p/>
          </draw:connector>
          <draw:line draw:style-name="gr3" draw:text-style-name="P1" draw:layer="layout" svg:x1="16.04cm" svg:y1="7.43cm" svg:x2="16.04cm" svg:y2="8.905cm">
            <text:p/>
          </draw:line>
          <draw:line draw:style-name="gr4" draw:text-style-name="P1" draw:layer="layout" svg:x1="9.69cm" svg:y1="13.6cm" svg:x2="9.69cm" svg:y2="7.86cm">
            <text:p/>
          </draw:line>
          <draw:connector draw:style-name="gr4" draw:text-style-name="P1" draw:layer="layout" svg:x1="11.284cm" svg:y1="15.038cm" svg:x2="13.665cm" svg:y2="10.007cm" draw:start-shape="id3" draw:start-glue-point="7" draw:end-shape="id4" draw:end-glue-point="5" svg:d="m11284 15038h1191v-5031h1190">
            <text:p/>
          </draw:connector>
          <draw:custom-shape draw:style-name="gr2" draw:text-style-name="P3" draw:layer="layout" svg:width="4.763cm" svg:height="1.475cm" svg:x="0.965cm" svg:y="9.489cm">
            <text:p text:style-name="P1"><text:span text:style-name="T4">Development </text:span></text:p>
            <text:p text:style-name="P1"><text:span text:style-name="T4">Environment</text:span></text:p>
            <draw:enhanced-geometry svg:viewBox="0 0 21600 21600" draw:glue-points="10800 0 2160 10800 10800 21600 19440 10800" draw:text-areas="4350 0 17250 21600" draw:extrusion="false" draw:type="flowchart-manual-operation" draw:enhanced-path="M 0 0 L 21600 0 17250 21600 4350 21600 0 0 Z N"/>
          </draw:custom-shape>
          <draw:custom-shape draw:style-name="gr2" draw:text-style-name="P4" draw:layer="layout" svg:width="4.763cm" svg:height="1.475cm" svg:x="0.965cm" svg:y="8.014cm">
            <text:p text:style-name="P4"><text:span text:style-name="T5">User</text:span></text:p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ustom-shape draw:style-name="gr5" draw:text-style-name="P1" draw:layer="layout" svg:width="4.775cm" svg:height="4.775cm" svg:x="2.669cm" svg:y="10.975cm">
            <text:p/>
            <draw:enhanced-geometry svg:viewBox="0 0 21600 21600" draw:mirror-horizontal="true" draw:text-areas="?f2 ?f7 ?f1 ?f1 ?f7 ?f2 ?f1 ?f1" draw:type="mso-spt89" draw:modifiers="15214.800236174 19431.9228498327 5773.0368037787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2" draw:text-style-name="P1" draw:layer="layout" svg:width="11.907cm" svg:height="5.122cm" svg:x="7.315cm" svg:y="2.777cm">
            <text:p text:style-name="P1">Project Manager</text:p>
            <text:p text:style-name="P1"/>
            <text:p text:style-name="P1"/>
            <text:p text:style-name="P1"/>
            <text:p text:style-name="P1"/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ustom-shape draw:style-name="gr6" draw:text-style-name="P3" draw:layer="layout" svg:width="3.175cm" svg:height="2.211cm" svg:x="11.703cm" svg:y="4.953cm">
            <text:p text:style-name="P3"><text:span text:style-name="T4">Project</text:span></text:p>
            <text:p text:style-name="P3"><text:span text:style-name="T4">File</text:span></text:p>
            <text:p text:style-name="P3"><text:span text:style-name="T4">Parser</text:span></text:p>
            <draw:enhanced-geometry svg:viewBox="0 0 21600 21600" draw:glue-points="10800 0 0 10800 10800 21600 21600 10800" draw:text-areas="4350 0 17250 21600" draw:extrusion="false" draw:type="flowchart-preparation" draw:enhanced-path="M 4350 0 L 17250 0 21600 10800 17250 21600 4350 21600 0 10800 4350 0 Z N"/>
          </draw:custom-shape>
          <draw:custom-shape draw:style-name="gr6" draw:text-style-name="P3" draw:layer="layout" svg:width="3.175cm" svg:height="2.211cm" svg:x="15.252cm" svg:y="4.953cm">
            <text:p text:style-name="P3"><text:span text:style-name="T4">SML</text:span></text:p>
            <text:p text:style-name="P3"><text:span text:style-name="T4">File</text:span></text:p>
            <text:p text:style-name="P3"><text:span text:style-name="T4">Input</text:span></text:p>
            <draw:enhanced-geometry svg:viewBox="0 0 21600 21600" draw:glue-points="10800 0 0 10800 10800 21600 21600 10800" draw:text-areas="4350 0 17250 21600" draw:extrusion="false" draw:type="flowchart-preparation" draw:enhanced-path="M 4350 0 L 17250 0 21600 10800 17250 21600 4350 21600 0 10800 4350 0 Z N"/>
          </draw:custom-shape>
          <draw:custom-shape draw:style-name="gr6" draw:text-style-name="P3" draw:layer="layout" svg:width="3.175cm" svg:height="2.211cm" svg:x="8.109cm" svg:y="4.953cm">
            <text:p text:style-name="P1"><text:span text:style-name="T4">MLB</text:span></text:p>
            <text:p text:style-name="P1"><text:span text:style-name="T4">Parser</text:span></text:p>
            <draw:enhanced-geometry svg:viewBox="0 0 21600 21600" draw:glue-points="10800 0 0 10800 10800 21600 21600 10800" draw:text-areas="4350 0 17250 21600" draw:extrusion="false" draw:type="flowchart-preparation" draw:enhanced-path="M 4350 0 L 17250 0 21600 10800 17250 21600 4350 21600 0 10800 435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991cm" fo:margin-left="1cm" fo:margin-right="1cm" fo:page-width="21.006cm" fo:page-height="21.7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sper Reenberg</meta:initial-creator>
    <meta:creation-date>2010-12-28T18:41:29</meta:creation-date>
    <dc:date>2010-12-29T14:30:32</dc:date>
    <dc:creator>Jesper Reenberg</dc:creator>
    <meta:editing-duration>PT17H01M25S</meta:editing-duration>
    <meta:editing-cycles>8</meta:editing-cycles>
    <meta:generator>OpenOffice.org/3.2$Linux OpenOffice.org_project/320m19$Build-9505</meta:generator>
    <meta:document-statistic meta:object-count="19"/>
  </office:meta>
</office:document-meta>
</file>